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color="#000000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T7" style:parent-style-name="Absatz-Standardschriftart" style:family="text">
      <style:text-properties style:font-name="DejaVu Serif" fo:language="de" fo:country="DE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paragraph-properties fo:text-align="center"/>
    </style:style>
    <style:style style:name="T11" style:parent-style-name="Absatz-Standardschriftart" style:family="text">
      <style:text-properties style:font-name="DejaVu Serif" fo:language="de" fo:country="DE"/>
    </style:style>
    <style:style style:name="T12" style:parent-style-name="Absatz-Standardschriftart" style:family="text">
      <style:text-properties style:font-name="DejaVu Serif" fo:language="de" fo:country="DE"/>
    </style:style>
    <style:style style:name="P1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margin-top="0.1402in" fo:margin-right="-0.375in"/>
    </style:style>
    <style:style style:name="T17" style:parent-style-name="Absatz-Standardschriftart" style:family="text">
      <style:text-properties style:font-name="DejaVu Serif"/>
    </style:style>
    <style:style style:name="T18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9" style:parent-style-name="HorizontalLine" style:family="paragraph">
      <style:paragraph-properties fo:margin-bottom="0.0798in"/>
      <style:text-properties style:font-name="DejaVu Serif"/>
    </style:style>
    <style:style style:name="TableColumn21" style:family="table-column">
      <style:table-column-properties style:column-width="1.2611in" style:use-optimal-column-width="false"/>
    </style:style>
    <style:style style:name="TableColumn22" style:family="table-column">
      <style:table-column-properties style:column-width="5.8638in" style:use-optimal-column-width="false"/>
    </style:style>
    <style:style style:name="Table20" style:family="table">
      <style:table-properties style:width="7.125in" fo:margin-left="0.0187in" table:align="left"/>
    </style:style>
    <style:style style:name="TableRow23" style:family="table-row">
      <style:table-row-properties style:min-row-height="0.4375in"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TableContents" style:family="paragraph">
      <style:text-properties style:font-name="DejaVu Serif" fo:font-size="8pt" style:font-size-asian="8pt" style:font-size-complex="8pt"/>
    </style:style>
    <style:style style:name="P26" style:parent-style-name="TableContents" style:family="paragraph">
      <style:text-properties style:font-name="DejaVu Serif" fo:font-size="8pt" style:font-size-asian="8pt" style:font-size-complex="8pt"/>
    </style:style>
    <style:style style:name="P27" style:parent-style-name="TableContents" style:family="paragraph">
      <style:text-properties style:font-name="DejaVu Serif" fo:font-size="8pt" style:font-size-asian="8pt" style:font-size-complex="8pt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Textbody" style:family="paragraph">
      <style:paragraph-properties fo:margin-bottom="0in"/>
    </style:style>
    <style:style style:name="T30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1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2" style:parent-style-name="Textbody" style:family="paragraph">
      <style:paragraph-properties fo:margin-bottom="0in"/>
    </style:style>
    <style:style style:name="T33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4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35" style:family="table-row">
      <style:table-row-properties style:min-row-height="0.1312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TableContents" style:family="paragraph">
      <style:text-properties style:font-name="DejaVu Serif" fo:font-size="8pt" style:font-size-asian="8pt" style:font-size-complex="8pt"/>
    </style:style>
    <style:style style:name="P38" style:parent-style-name="TableContents" style:family="paragraph">
      <style:text-properties style:font-name="DejaVu Serif" fo:font-size="8pt" style:font-size-asian="8pt" style:font-size-complex="8pt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Standard" style:family="paragraph">
      <style:paragraph-properties fo:line-height="115%"/>
    </style:style>
    <style:style style:name="T41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42" style:parent-style-name="Absatz-Standardschriftart" style:family="text">
      <style:text-properties style:font-name="DejaVu Serif" fo:font-size="10.5pt" style:font-size-asian="10.5pt" style:font-size-complex="10.5pt"/>
    </style:style>
    <style:style style:name="T43" style:parent-style-name="Absatz-Standardschriftart" style:family="text">
      <style:text-properties style:font-name="DejaVu Serif" fo:font-size="10.5pt" style:font-size-asian="10.5pt" style:font-size-complex="10.5pt"/>
    </style:style>
    <style:style style:name="T44" style:parent-style-name="Absatz-Standardschriftart" style:family="text">
      <style:text-properties style:font-name="DejaVu Serif" fo:font-size="10.5pt" style:font-size-asian="10.5pt" style:font-size-complex="10.5pt"/>
    </style:style>
    <style:style style:name="P45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/>
    </style:style>
    <style:style style:name="P46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47" style:parent-style-name="Absatz-Standardschriftart" style:family="text">
      <style:text-properties style:font-name="DejaVu Serif"/>
    </style:style>
    <style:style style:name="TableColumn49" style:family="table-column">
      <style:table-column-properties style:column-width="1.2798in" style:use-optimal-column-width="false"/>
    </style:style>
    <style:style style:name="TableColumn50" style:family="table-column">
      <style:table-column-properties style:column-width="5.8951in" style:use-optimal-column-width="false"/>
    </style:style>
    <style:style style:name="Table48" style:family="table">
      <style:table-properties style:width="7.175in" fo:margin-left="0in" table:align="left"/>
    </style:style>
    <style:style style:name="TableRow51" style:family="table-row">
      <style:table-row-properties style:min-row-height="0.9743in" style:use-optimal-row-height="false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DejaVu Serif" fo:font-size="8pt" style:font-size-asian="8pt" style:font-size-complex="8pt"/>
    </style:style>
    <style:style style:name="P54" style:parent-style-name="TableContents" style:family="paragraph">
      <style:text-properties style:font-name="DejaVu Serif" fo:font-size="8pt" style:font-size-asian="8pt" style:font-size-complex="8pt"/>
    </style:style>
    <style:style style:name="P55" style:parent-style-name="TableContents" style:family="paragraph">
      <style:text-properties style:font-name="DejaVu Serif" fo:font-size="8pt" style:font-size-asian="8pt" style:font-size-complex="8pt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5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59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0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1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2" style:parent-style-name="TableContents" style:family="paragraph">
      <style:text-properties style:font-name="DejaVu Serif"/>
    </style:style>
    <style:style style:name="TableColumn64" style:family="table-column">
      <style:table-column-properties style:column-width="1.2798in" style:use-optimal-column-width="false"/>
    </style:style>
    <style:style style:name="TableColumn65" style:family="table-column">
      <style:table-column-properties style:column-width="5.6354in" style:use-optimal-column-width="false"/>
    </style:style>
    <style:style style:name="Table63" style:family="table">
      <style:table-properties style:width="6.9152in" fo:margin-left="0in" table:align="left"/>
    </style:style>
    <style:style style:name="TableRow66" style:family="table-row">
      <style:table-row-properties style:min-row-height="0.9006in" style:use-optimal-row-height="false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TableContents" style:family="paragraph">
      <style:text-properties style:font-name="DejaVu Serif" fo:font-size="8pt" style:font-size-asian="8pt" style:font-size-complex="8pt"/>
    </style:style>
    <style:style style:name="P69" style:parent-style-name="TableContents" style:family="paragraph">
      <style:text-properties style:font-name="DejaVu Serif" fo:font-size="8pt" style:font-size-asian="8pt" style:font-size-complex="8pt"/>
    </style:style>
    <style:style style:name="P70" style:parent-style-name="TableContents" style:family="paragraph">
      <style:text-properties style:font-name="DejaVu Serif" fo:font-size="8pt" style:font-size-asian="8pt" style:font-size-complex="8pt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7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5" style:parent-style-name="Textbody" style:family="paragraph">
      <style:paragraph-properties fo:margin-bottom="0in"/>
    </style:style>
    <style:style style:name="T76" style:parent-style-name="Absatz-Standardschriftart" style:family="text">
      <style:text-properties style:font-name="DejaVu Serif" fo:font-size="10.5pt" style:font-size-asian="10.5pt" style:font-size-complex="10.5pt"/>
    </style:style>
    <style:style style:name="P77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78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79" style:parent-style-name="Absatz-Standardschriftart" style:family="text">
      <style:text-properties style:font-name="DejaVu Serif"/>
    </style:style>
    <style:style style:name="TableColumn81" style:family="table-column">
      <style:table-column-properties style:column-width="1.2722in" style:use-optimal-column-width="false"/>
    </style:style>
    <style:style style:name="TableColumn82" style:family="table-column">
      <style:table-column-properties style:column-width="5.8458in" style:use-optimal-column-width="false"/>
    </style:style>
    <style:style style:name="Table80" style:family="table">
      <style:table-properties style:width="7.118in" fo:margin-left="0.0076in" table:align="left"/>
    </style:style>
    <style:style style:name="TableRow83" style:family="table-row">
      <style:table-row-properties style:min-row-height="1.0375in" style:use-optimal-row-height="false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text-properties style:font-name="DejaVu Serif" fo:font-size="8pt" style:font-size-asian="8pt" style:font-size-complex="8pt"/>
    </style:style>
    <style:style style:name="P86" style:parent-style-name="TableContents" style:family="paragraph">
      <style:text-properties style:font-name="DejaVu Serif" fo:font-size="8pt" style:font-size-asian="8pt" style:font-size-complex="8pt"/>
    </style:style>
    <style:style style:name="P87" style:parent-style-name="TableContents" style:family="paragraph">
      <style:text-properties style:font-name="DejaVu Serif" fo:font-size="8pt" style:font-size-asian="8pt" style:font-size-complex="8pt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P89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3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94" style:family="table-row">
      <style:table-row-properties style:min-row-height="1in" style:use-optimal-row-height="false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TableContents" style:family="paragraph">
      <style:text-properties style:font-name="DejaVu Serif" fo:font-size="8pt" style:font-size-asian="8pt" style:font-size-complex="8pt"/>
    </style:style>
    <style:style style:name="P97" style:parent-style-name="TableContents" style:family="paragraph">
      <style:text-properties style:font-name="DejaVu Serif" fo:font-size="8pt" style:font-size-asian="8pt" style:font-size-complex="8pt"/>
    </style:style>
    <style:style style:name="P98" style:parent-style-name="TableContents" style:family="paragraph">
      <style:text-properties style:font-name="DejaVu Serif" fo:font-size="10.5pt" style:font-size-asian="10.5pt" style:font-size-complex="10.5pt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3" style:parent-style-name="Textbody" style:family="paragraph">
      <style:paragraph-properties fo:margin-bottom="0in"/>
    </style:style>
    <style:style style:name="T104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05" style:family="table-row">
      <style:table-row-properties style:min-row-height="0.0513in" style:use-optimal-row-height="false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text-properties style:font-name="DejaVu Serif" fo:font-size="10.5pt" style:font-size-asian="10.5pt" style:font-size-complex="10.5pt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11" style:parent-style-name="Absatz-Standardschriftart" style:family="text">
      <style:text-properties style:font-name="DejaVu Serif"/>
    </style:style>
    <style:style style:name="TableColumn113" style:family="table-column">
      <style:table-column-properties style:column-width="1.6972in" style:use-optimal-column-width="false"/>
    </style:style>
    <style:style style:name="TableColumn114" style:family="table-column">
      <style:table-column-properties style:column-width="5.5756in" style:use-optimal-column-width="false"/>
    </style:style>
    <style:style style:name="Table112" style:family="table">
      <style:table-properties style:width="7.2729in" fo:margin-left="0.0534in" table:align="left"/>
    </style:style>
    <style:style style:name="TableRow115" style:family="table-row">
      <style:table-row-properties style:min-row-height="0.2479in" style:use-optimal-row-height="false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Contents" style:family="paragraph">
      <style:text-properties style:font-name="DejaVu Serif" fo:font-size="10.5pt" style:font-size-asian="10.5pt" style:font-size-complex="10.5pt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Standard" style:family="paragraph">
      <style:text-properties style:font-name="DejaVu Serif" fo:font-size="10.5pt" style:font-size-asian="10.5pt" style:font-size-complex="10.5pt"/>
    </style:style>
    <style:style style:name="TableRow120" style:family="table-row">
      <style:table-row-properties style:min-row-height="0.4673in" style:use-optimal-row-height="false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TableContents" style:family="paragraph">
      <style:text-properties style:font-name="DejaVu Serif" fo:font-size="10.5pt" style:font-size-asian="10.5pt" style:font-size-complex="10.5pt"/>
    </style:style>
    <style:style style:name="P123" style:parent-style-name="TableContents" style:family="paragraph">
      <style:text-properties style:font-name="DejaVu Serif" fo:font-size="10.5pt" style:font-size-asian="10.5pt" style:font-size-complex="10.5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Standard" style:family="paragraph">
      <style:text-properties style:font-name="DejaVu Serif" fo:font-size="10.5pt" style:font-size-asian="10.5pt" style:font-size-complex="10.5pt"/>
    </style:style>
    <style:style style:name="T126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127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128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TableRow129" style:family="table-row">
      <style:table-row-properties style:min-row-height="0.3173in" style:use-optimal-row-height="false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TableContents" style:family="paragraph">
      <style:text-properties style:font-name="DejaVu Serif" fo:font-size="10.5pt" style:font-size-asian="10.5pt" style:font-size-complex="10.5pt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Standard" style:family="paragraph">
      <style:text-properties style:font-name="DejaVu Serif" fo:font-size="10.5pt" style:font-size-asian="10.5pt" style:font-size-complex="10.5pt"/>
    </style:style>
    <style:style style:name="TableRow134" style:family="table-row">
      <style:table-row-properties style:min-row-height="0.302in" style:use-optimal-row-height="false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Standard" style:family="paragraph">
      <style:text-properties style:font-name="DejaVu Serif" fo:font-size="10.5pt" style:font-size-asian="10.5pt" style:font-size-complex="10.5pt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39" style:family="table-row">
      <style:table-row-properties style:min-row-height="0.0215in" style:use-optimal-row-height="false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Standard" style:family="paragraph">
      <style:text-properties style:font-name="DejaVu Serif" fo:font-size="10.5pt" style:font-size-asian="10.5pt" style:font-size-complex="10.5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4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<text:s/></text:span><text:a xlink:href="http://www.yankleiner.com" office:target-frame-name="_top" xlink:show="replace">www.yankleiner.com</text:a><text:span text:style-name="T7"><text:s/></text:span><text:span text:style-name="T8">| GitHub:<text:s/></text:span><text:a xlink:href="https://github.com/YanKleiner" office:target-frame-name="_top" xlink:show="replace">YanKleiner</text:a><text:span text:style-name="T9"><text:s/></text:span></text:p><text:p text:style-name="P10"><text:span text:style-name="T11">+49 176 85958452 |<text:s/></text:span><text:a xlink:href="mailto:yankleiner22@gmail.com" office:target-frame-name="_top" xlink:show="replace">yankleiner22@gmail.com</text:a><text:span text:style-name="T12"><text:s/>| LinkedIn:<text:s/></text:span><text:a xlink:href="https://www.linkedin.com/in/yan-kleiner-48099822a/" office:target-frame-name="_top" xlink:show="replace">YanKleiner</text:a></text:p></draw:text-box><svg:title/><svg:desc/></draw:frame></text:span></text:p>
      <text:p text:style-name="P13"/>
      <text:p text:style-name="P14"/>
      <text:p text:style-name="P15"/>
      <text:p text:style-name="P16"><text:span text:style-name="T17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8">EDUCATION</text:span>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20.08.2023-</text:p>
            <text:p text:style-name="P26">29.10.2023</text:p>
            <text:p text:style-name="P27"/>
          </table:table-cell>
          <table:table-cell table:style-name="TableCell28">
            <text:p text:style-name="P29"><text:span text:style-name="T30">Albert-Ludwig-Universität Freiburg</text:span><text:span text:style-name="T31"><text:s/>Economics</text:span></text:p>
            <text:list text:style-name="LFO1" text:continue-numbering="true">
              <text:list-item>
                <text:p text:style-name="P32"><text:span text:style-name="T33">Business Informatics, Microeconomics</text:span></text:p>
              </text:list-item>
            </text:list>
            <text:p text:style-name="P34"/>
          </table:table-cell>
        </table:table-row>
        <table:table-row table:style-name="TableRow35">
          <table:table-cell table:style-name="TableCell36">
            <text:p text:style-name="P37">16.09.2024-</text:p>
            <text:p text:style-name="P38">16.09.2028</text:p>
          </table:table-cell>
          <table:table-cell table:style-name="TableCell39">
            <text:p text:style-name="P40"><text:span text:style-name="T41">ETH Zürich<text:s/></text:span><text:span text:style-name="T42">Computer Science</text:span><text:span text:style-name="T43"><text:s/>|<text:s/></text:span><text:span text:style-name="T44">B.Sc.</text:span></text:p>
            <text:p text:style-name="P45"/>
          </table:table-cell>
        </table:table-row>
      </table:table>
      <text:p text:style-name="P46">WORK EXPERIENCE</text:p>
      <text:p text:style-name="Standard"><text:span text:style-name="T47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/>01.03.2024</text:p>
            <text:p text:style-name="P54"><text:s/>01.09.2024</text:p>
            <text:p text:style-name="P55"/>
          </table:table-cell>
          <table:table-cell table:style-name="TableCell56">
            <text:p text:style-name="P57">Fraunhofer Institute, Software Engineering<text:s/>Research Assistant</text:p>
            <text:list text:style-name="LFO2" text:continue-numbering="true">
              <text:list-item>
                <text:p text:style-name="P58">Developed a communication API for emerging energy systems</text:p>
              </text:list-item>
              <text:list-item>
                <text:p text:style-name="P59">Implemented effective data exchange mechanisms</text:p>
              </text:list-item>
              <text:list-item>
                <text:p text:style-name="P60">Utilized Git and GitLab for version control</text:p>
              </text:list-item>
              <text:list-item>
                <text:p text:style-name="P61">Integrated the API into existing<text:s/>project<text:s/>for seamless operation</text:p>
              </text:list-item>
            </text:list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/>20.08.2023-</text:p>
            <text:p text:style-name="P69"><text:s/>29.10.2023</text:p>
            <text:p text:style-name="P70"/>
          </table:table-cell>
          <table:table-cell table:style-name="TableCell71">
            <text:p text:style-name="P72">ILS International Logistical Systems, Installation of Microsystems</text:p>
            <text:list text:style-name="LFO2" text:continue-numbering="true">
              <text:list-item>
                <text:p text:style-name="P73">Maintenance/repair/assembly of logistical machines</text:p>
              </text:list-item>
              <text:list-item>
                <text:p text:style-name="P74">Learned to work safely and in a team on large construction sites</text:p>
              </text:list-item>
              <text:list-item>
                <text:p text:style-name="P75"><text:span text:style-name="T76">Identified defective parts or components within the machines</text:span></text:p>
              </text:list-item>
            </text:list>
          </table:table-cell>
        </table:table-row>
      </table:table>
      <text:p text:style-name="P77"/>
      <text:p text:style-name="P78">OTHER EXPERIENCE <text:s text:c="70"/></text:p>
      <text:p text:style-name="Standard"><text:span text:style-name="T79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10.10.2023-</text:p>
            <text:p text:style-name="P86">In Progress</text:p>
            <text:p text:style-name="P87"/>
          </table:table-cell>
          <table:table-cell table:style-name="TableCell88">
            <text:p text:style-name="P89">Meal Plan App for IOS</text:p>
            <text:list text:style-name="LFO2" text:continue-numbering="true">
              <text:list-item>
                <text:p text:style-name="P90">Developed an iOS App with Swift using Xcode</text:p>
              </text:list-item>
              <text:list-item>
                <text:p text:style-name="P91">User can enter personal information and receives a personalized meal plan</text:p>
              </text:list-item>
              <text:list-item>
                <text:p text:style-name="P92">Help people to achieve their goals in the gym<text:s/></text:p>
              </text:list-item>
            </text:list>
            <text:p text:style-name="P93"/>
          </table:table-cell>
        </table:table-row>
        <table:table-row table:style-name="TableRow94">
          <table:table-cell table:style-name="TableCell95">
            <text:p text:style-name="P96">04.01.2024-</text:p>
            <text:p text:style-name="P97">23.02.2024</text:p>
            <text:p text:style-name="P98"/>
          </table:table-cell>
          <table:table-cell table:style-name="TableCell99">
            <text:p text:style-name="P100">Java 2D Game Engine in Eclipse</text:p>
            <text:list text:style-name="LFO2" text:continue-numbering="true">
              <text:list-item>
                <text:p text:style-name="P101">Developed a framework to simplify the process of making 2D Games</text:p>
              </text:list-item>
              <text:list-item>
                <text:p text:style-name="P102">Implemented an own Renderer, Input, Image Class</text:p>
              </text:list-item>
              <text:list-item>
                <text:p text:style-name="P103"><text:span text:style-name="T104">Used Git and GitHub for version control</text:span>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P110">SKILLS &amp; INTERESTS</text:p>
      <text:p text:style-name="Standard"><text:span text:style-name="T111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P. Languages</text:p>
          </table:table-cell>
          <table:table-cell table:style-name="TableCell118">
            <text:p text:style-name="P119">JAVA, Swift(iOS), Python, HTML, CSS, SQL, KOTLIN</text:p>
          </table:table-cell>
        </table:table-row>
        <table:table-row table:style-name="TableRow120">
          <table:table-cell table:style-name="TableCell121">
            <text:p text:style-name="P122">Technology</text:p>
            <text:p text:style-name="P123"/>
          </table:table-cell>
          <table:table-cell table:style-name="TableCell124">
            <text:p text:style-name="P125">Eclipse IDE, IntelliJ IDE, Xcode, PyCharm,<text:s/>PyTorch, Google Collab,<text:s/></text:p>
            <text:p text:style-name="Standard"><text:span text:style-name="T126">VS Code, Git, GitHub,</text:span><text:span text:style-name="T127"><text:s/>GitLab,<text:s/></text:span><text:span text:style-name="T128">Docker</text:span></text:p>
          </table:table-cell>
        </table:table-row>
        <table:table-row table:style-name="TableRow129">
          <table:table-cell table:style-name="TableCell130">
            <text:p text:style-name="P131">Languages</text:p>
          </table:table-cell>
          <table:table-cell table:style-name="TableCell132">
            <text:p text:style-name="P133">German (native), English (fluent), French (DELF B1), Spanish (basics)</text:p>
          </table:table-cell>
        </table:table-row>
        <table:table-row table:style-name="TableRow134">
          <table:table-cell table:style-name="TableCell135">
            <text:p text:style-name="P136">Clubs</text:p>
          </table:table-cell>
          <table:table-cell table:style-name="TableCell137">
            <text:p text:style-name="P138">Mixed-Martial-Arts Club,<text:s/>Sustainable Food Redistribution Club</text:p>
          </table:table-cell>
        </table:table-row>
        <table:table-row table:style-name="TableRow139">
          <table:table-cell table:style-name="TableCell140">
            <text:p text:style-name="P141">Interests</text:p>
          </table:table-cell>
          <table:table-cell table:style-name="TableCell142">
            <text:p text:style-name="P143">Machine Learning, Economics, Gym, Deep Learning, Video-Editing</text:p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3-29T00:43:00Z</dc:date>
    <meta:print-date>2024-02-23T00:48:00Z</meta:print-date>
    <meta:template xlink:href="Normal.dotm" xlink:type="simple"/>
    <meta:editing-cycles>62</meta:editing-cycles>
    <meta:editing-duration>PT0S</meta:editing-duration>
    <meta:document-statistic meta:page-count="1" meta:paragraph-count="3" meta:word-count="235" meta:character-count="1719" meta:row-count="12" meta:non-whitespace-character-count="1487"/>
  </office:meta>
</office:document-meta>
</file>